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7fb146" officeooo:paragraph-rsid="007fb146"/>
    </style:style>
    <style:style style:name="P2" style:family="paragraph" style:parent-style-name="Text_20_body" style:list-style-name="L2">
      <style:text-properties officeooo:rsid="00231d2f" officeooo:paragraph-rsid="004d518d"/>
    </style:style>
    <style:style style:name="P3" style:family="paragraph" style:parent-style-name="Text_20_body" style:list-style-name="L2">
      <style:text-properties officeooo:rsid="007b8edb" officeooo:paragraph-rsid="007b8edb"/>
    </style:style>
    <style:style style:name="P4" style:family="paragraph" style:parent-style-name="Text_20_body" style:list-style-name="L3">
      <style:text-properties officeooo:rsid="007d4dba" officeooo:paragraph-rsid="007d4dba"/>
    </style:style>
    <style:style style:name="P5" style:family="paragraph" style:parent-style-name="Text_20_body" style:list-style-name="L3">
      <style:text-properties officeooo:rsid="00399591" officeooo:paragraph-rsid="0060a457"/>
    </style:style>
    <style:style style:name="P6" style:family="paragraph" style:parent-style-name="Text_20_body" style:list-style-name="L3">
      <style:text-properties officeooo:rsid="007420bc" officeooo:paragraph-rsid="007420bc"/>
    </style:style>
    <style:style style:name="P7" style:family="paragraph" style:parent-style-name="Text_20_body" style:list-style-name="L3">
      <style:text-properties officeooo:rsid="007b1930" officeooo:paragraph-rsid="007b1930"/>
    </style:style>
    <style:style style:name="P8" style:family="paragraph" style:parent-style-name="Text_20_body" style:list-style-name="L3">
      <style:text-properties officeooo:rsid="00577e2e" officeooo:paragraph-rsid="0063115a"/>
    </style:style>
    <style:style style:name="P9" style:family="paragraph" style:parent-style-name="Text_20_body" style:list-style-name="L3">
      <style:text-properties officeooo:rsid="00577e2e" officeooo:paragraph-rsid="0060a457"/>
    </style:style>
    <style:style style:name="P10" style:family="paragraph" style:parent-style-name="Text_20_body" style:list-style-name="L4">
      <style:text-properties officeooo:rsid="0041f493" officeooo:paragraph-rsid="0041f493"/>
    </style:style>
    <style:style style:name="P11" style:family="paragraph" style:parent-style-name="Text_20_body" style:list-style-name="L3">
      <style:text-properties officeooo:rsid="007e1d07" officeooo:paragraph-rsid="007e1d07"/>
    </style:style>
    <style:style style:name="P12" style:family="paragraph" style:parent-style-name="Text_20_body" style:list-style-name="L3">
      <style:text-properties officeooo:rsid="007302c6" officeooo:paragraph-rsid="00768b6c"/>
    </style:style>
    <style:style style:name="P13" style:family="paragraph" style:parent-style-name="Text_20_body" style:list-style-name="L3">
      <style:text-properties officeooo:rsid="0077c83d" officeooo:paragraph-rsid="0077c83d"/>
    </style:style>
    <style:style style:name="P14" style:family="paragraph" style:parent-style-name="Text_20_body" style:list-style-name="L3">
      <style:text-properties officeooo:rsid="003ac1a3" officeooo:paragraph-rsid="00768b6c"/>
    </style:style>
    <style:style style:name="P15" style:family="paragraph" style:parent-style-name="Text_20_body" style:list-style-name="L3">
      <style:text-properties officeooo:rsid="004c08af" officeooo:paragraph-rsid="00768b6c"/>
    </style:style>
    <style:style style:name="P16" style:family="paragraph" style:parent-style-name="Text_20_body" style:list-style-name="L3">
      <style:text-properties officeooo:rsid="006da1b4" officeooo:paragraph-rsid="00768b6c"/>
    </style:style>
    <style:style style:name="P17" style:family="paragraph" style:parent-style-name="Text_20_body" style:list-style-name="L3">
      <style:text-properties officeooo:rsid="006ea51a" officeooo:paragraph-rsid="00768b6c"/>
    </style:style>
    <style:style style:name="P18" style:family="paragraph" style:parent-style-name="Text_20_body" style:list-style-name="L3">
      <style:text-properties officeooo:rsid="003c682c" officeooo:paragraph-rsid="00768b6c"/>
    </style:style>
    <style:style style:name="P19" style:family="paragraph" style:parent-style-name="Text_20_body" style:list-style-name="L3">
      <style:text-properties officeooo:rsid="006ec54a" officeooo:paragraph-rsid="00768b6c"/>
    </style:style>
    <style:style style:name="P20" style:family="paragraph" style:parent-style-name="Text_20_body" style:list-style-name="L3">
      <style:text-properties fo:color="#cccccc" officeooo:rsid="0041f493" officeooo:paragraph-rsid="00768b6c"/>
    </style:style>
    <style:style style:name="P21" style:family="paragraph" style:parent-style-name="Text_20_body" style:list-style-name="L5">
      <style:text-properties officeooo:rsid="003ed016" officeooo:paragraph-rsid="003ed016"/>
    </style:style>
    <style:style style:name="P22" style:family="paragraph" style:parent-style-name="Text_20_body" style:list-style-name="L5">
      <style:text-properties officeooo:rsid="003f6996" officeooo:paragraph-rsid="003f6996"/>
    </style:style>
    <style:style style:name="P23" style:family="paragraph" style:parent-style-name="Text_20_body">
      <style:text-properties fo:color="#dddddd" officeooo:rsid="00814825" officeooo:paragraph-rsid="00814825"/>
    </style:style>
    <style:style style:name="P24" style:family="paragraph" style:parent-style-name="Text_20_body" style:list-style-name="L6">
      <style:text-properties fo:color="#dddddd" officeooo:rsid="00814825" officeooo:paragraph-rsid="00814825"/>
    </style:style>
    <style:style style:name="P25" style:family="paragraph" style:parent-style-name="Text_20_body" style:list-style-name="L7">
      <style:text-properties fo:color="#dddddd" officeooo:rsid="00814825" officeooo:paragraph-rsid="00814825"/>
    </style:style>
    <style:style style:name="P26" style:family="paragraph" style:parent-style-name="Heading_20_1">
      <style:text-properties officeooo:rsid="007fb146" officeooo:paragraph-rsid="007fb146"/>
    </style:style>
    <style:style style:name="P27" style:family="paragraph" style:parent-style-name="Heading_20_1">
      <style:text-properties officeooo:rsid="0034a68c" officeooo:paragraph-rsid="0034a68c"/>
    </style:style>
    <style:style style:name="P28" style:family="paragraph" style:parent-style-name="Heading_20_1">
      <style:text-properties officeooo:rsid="00768b6c" officeooo:paragraph-rsid="00768b6c"/>
    </style:style>
    <style:style style:name="T1" style:family="text">
      <style:text-properties officeooo:rsid="003e9065"/>
    </style:style>
    <style:style style:name="T2" style:family="text">
      <style:text-properties officeooo:rsid="003ed016"/>
    </style:style>
    <style:style style:name="T3" style:family="text">
      <style:text-properties officeooo:rsid="003f6996"/>
    </style:style>
    <style:style style:name="T4" style:family="text">
      <style:text-properties officeooo:rsid="003ffe5f"/>
    </style:style>
    <style:style style:name="T5" style:family="text">
      <style:text-properties officeooo:rsid="0075bf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To do - refactor, unit tests, etc</text:h>
      <text:list xml:id="list5974316665467676802" text:style-name="L1">
        <text:list-item>
          <text:p text:style-name="P1">Set up one basic unit test</text:p>
        </text:list-item>
        <text:list-item>
          <text:p text:style-name="P1">Test:</text:p>
          <text:list>
            <text:list-item>
              <text:p text:style-name="P1">Taking and returning pieces</text:p>
            </text:list-item>
            <text:list-item>
              <text:p text:style-name="P1">Rules on when a turn is complete (i.e. continue button should come up)</text:p>
            </text:list-item>
            <text:list-item>
              <text:p text:style-name="P1">valid_actions()</text:p>
            </text:list-item>
            <text:list-item>
              <text:p text:style-name="P1">valid_action_sets()</text:p>
            </text:list-item>
          </text:list>
        </text:list-item>
      </text:list>
      <text:h text:style-name="Heading_20_1" text:outline-level="1">To do - refactor</text:h>
      <text:list xml:id="list3611700962279494296" text:style-name="L2">
        <text:list-item>
          <text:p text:style-name="P2">Doc strings and comments</text:p>
          <text:list>
            <text:list-item>
              <text:p text:style-name="P2">Load into Sphinx</text:p>
            </text:list-item>
          </text:list>
        </text:list-item>
        <text:list-item>
          <text:p text:style-name="P2">Unit tests</text:p>
        </text:list-item>
        <text:list-item>
          <text:p text:style-name="P2">Review code - add TODOs to refactor any code smells</text:p>
        </text:list-item>
        <text:list-item>
          <text:p text:style-name="P2">Process TODOs</text:p>
        </text:list-item>
        <text:list-item>
          <text:p text:style-name="P3">Duplication in code for valid_actions and valid_action_sets</text:p>
        </text:list-item>
      </text:list>
      <text:h text:style-name="P27" text:outline-level="1">To do<text:span text:style-name="T2"> - general</text:span></text:h>
      <text:list xml:id="list3456824637261369098" text:style-name="L3">
        <text:list-item>
          <text:p text:style-name="P4">Fix: If less than 3 chips, a valid action is taking them all</text:p>
        </text:list-item>
        <text:list-item>
          <text:p text:style-name="P5">Handle reserved cards</text:p>
          <text:list>
            <text:list-item>
              <text:p text:style-name="P5">If during turn, no card nor disk has been selected, and the player can afford to pay for any reserved card(s), make it/them buttons</text:p>
              <text:list>
                <text:list-item>
                  <text:p text:style-name="P5">When clicking on a button/reserved card, treat it as i<text:span text:style-name="T1">f</text:span> it came from the table</text:p>
                  <text:list>
                    <text:list-item>
                      <text:p text:style-name="P6">But when cancelling it, should go back to player's reserved area</text:p>
                    </text:list-item>
                  </text:list>
                </text:list-item>
              </text:list>
            </text:list-item>
            <text:list-item>
              <text:p text:style-name="P7">RandomAI to buy reserved card when possible</text:p>
            </text:list-item>
          </text:list>
        </text:list-item>
        <text:list-item>
          <text:p text:style-name="P8">(End of) game flow</text:p>
          <text:list>
            <text:list-item>
              <text:p text:style-name="P9">Once end game triggered, show message "Final round"</text:p>
            </text:list-item>
            <text:list-item>
              <text:p text:style-name="P9">At end of last player's turn, if final round, declare the winner</text:p>
            </text:list-item>
          </text:list>
        </text:list-item>
      </text:list>
      <text:list xml:id="list7209364871222590692" text:style-name="L4">
        <text:list-item>
          <text:p text:style-name="P10">Nobles tiles</text:p>
          <text:list>
            <text:list-item>
              <text:p text:style-name="P10">After confirmation, check for nobles tiles</text:p>
            </text:list-item>
            <text:list-item>
              <text:p text:style-name="P10">Multiple found</text:p>
              <text:list>
                <text:list-item>
                  <text:p text:style-name="P10"><text:soft-page-break/>Turn into buttons</text:p>
                </text:list-item>
                <text:list-item>
                  <text:p text:style-name="P10">Click to select</text:p>
                  <text:list>
                    <text:list-item>
                      <text:p text:style-name="P10">Move to holding area</text:p>
                    </text:list-item>
                    <text:list-item>
                      <text:p text:style-name="P10">Enable Cancel &amp; Confirm buttons</text:p>
                    </text:list-item>
                    <text:list-item>
                      <text:p text:style-name="P10">Cancel button: return tile</text:p>
                    </text:list-item>
                    <text:list-item>
                      <text:p text:style-name="P10">Confirm: Move to player's hand</text:p>
                    </text:list-item>
                  </text:list>
                </text:list-item>
              </text:list>
            </text:list-item>
            <text:list-item>
              <text:p text:style-name="P10">Single found</text:p>
              <text:list>
                <text:list-item>
                  <text:p text:style-name="P10">Move to holding area</text:p>
                </text:list-item>
                <text:list-item>
                  <text:p text:style-name="P10">Enable Confirm button</text:p>
                </text:list-item>
                <text:list-item>
                  <text:p text:style-name="P10">Confirm: Move to player's hand</text:p>
                </text:list-item>
              </text:list>
            </text:list-item>
          </text:list>
        </text:list-item>
      </text:list>
      <text:h text:style-name="P28" text:outline-level="1">To do - tidy up, obscure rules</text:h>
      <text:list xml:id="list190251074054681" text:continue-list="list3456824637261369098" text:style-name="L3">
        <text:list-item>
          <text:p text:style-name="P11">Fix: AI, could have bought a card, but manually returned it. Should then be able to buy the card or to reserve a card. Instead couldn't take anything (and got stuck)</text:p>
        </text:list-item>
        <text:list-item>
          <text:p text:style-name="P12">Fix: Can't show/fit more than 2 reserved cards<text:span text:style-name="T5"> - need space for 3</text:span></text:p>
        </text:list-item>
        <text:list-item>
          <text:p text:style-name="P13">Fix: When you return a yellow disk from the holding area, should also return the reserved card, if any</text:p>
        </text:list-item>
        <text:list-item>
          <text:p text:style-name="P14">At end of turn, if player has &gt; 10 chips, must discard down to 10</text:p>
          <text:list>
            <text:list-item>
              <text:p text:style-name="P15">Create new states:</text:p>
              <text:list>
                <text:list-item>
                  <text:p text:style-name="P15">too many chips</text:p>
                </text:list-item>
                <text:list-item>
                  <text:p text:style-name="P15">too many chips - in progress</text:p>
                </text:list-item>
              </text:list>
            </text:list-item>
            <text:list-item>
              <text:p text:style-name="P15">Turn player's non-empty chip piles into buttons</text:p>
            </text:list-item>
            <text:list-item>
              <text:p text:style-name="P15">Click button, move 1 chip to holding area</text:p>
            </text:list-item>
            <text:list-item>
              <text:p text:style-name="P15">Click on chip in holding area, move back to player's chips</text:p>
            </text:list-item>
            <text:list-item>
              <text:p text:style-name="P15">Once any chip in holding area, show cancel button</text:p>
              <text:list>
                <text:list-item>
                  <text:p text:style-name="P15">Click cancel button to move all chips back to player and start again</text:p>
                </text:list-item>
              </text:list>
            </text:list-item>
            <text:list-item>
              <text:p text:style-name="P15">Once down to 10 chips, show confirm button</text:p>
              <text:list>
                <text:list-item>
                  <text:p text:style-name="P15">Click confirm button to move all chips from holding area to table</text:p>
                </text:list-item>
              </text:list>
            </text:list-item>
          </text:list>
        </text:list-item>
        <text:list-item>
          <text:p text:style-name="P16">Can reserve a card when no yellow disks available</text:p>
          <text:list>
            <text:list-item>
              <text:p text:style-name="P17">Instead of yellow disk, show "R" within button square</text:p>
            </text:list-item>
          </text:list>
        </text:list-item>
        <text:list-item>
          <text:p text:style-name="P18"><text:soft-page-break/><text:span text:style-name="T4">C</text:span>an select a face down card + a yellow chip</text:p>
          <text:list>
            <text:list-item>
              <text:p text:style-name="P19">After selecting a yellow chip (or 'R'), draw piles also become buttons</text:p>
            </text:list-item>
          </text:list>
        </text:list-item>
        <text:list-item>
          <text:p text:style-name="P20"/>
        </text:list-item>
      </text:list>
      <text:h text:style-name="Heading_20_1" text:outline-level="1">To do - First AI</text:h>
      <text:list xml:id="list4192752835383616903" text:style-name="L5">
        <text:list-item>
          <text:p text:style-name="P21">Get available actions</text:p>
        </text:list-item>
        <text:list-item>
          <text:p text:style-name="P21">Choose best action:</text:p>
          <text:list>
            <text:list-item>
              <text:p text:style-name="P21">If can buy any card<text:span text:style-name="T3"> (best_card)</text:span></text:p>
              <text:list>
                <text:list-item>
                  <text:p text:style-name="P21">If less than 3 of each card type, and can buy any which fill in a missing card type:</text:p>
                  <text:list>
                    <text:list-item>
                      <text:p text:style-name="P21">buy that one - using tie breakers as below</text:p>
                    </text:list-item>
                  </text:list>
                </text:list-item>
                <text:list-item>
                  <text:p text:style-name="P21">Buy one with highest points</text:p>
                </text:list-item>
                <text:list-item>
                  <text:p text:style-name="P21">Tie breaker: one which has chip_type for our lowest chip stack</text:p>
                </text:list-item>
                <text:list-item>
                  <text:p text:style-name="P21">Second tie breaker: select at random</text:p>
                </text:list-item>
              </text:list>
            </text:list-item>
            <text:list-item>
              <text:p text:style-name="P22">If 6 or less chips, not counting yellow chips:</text:p>
              <text:list>
                <text:list-item>
                  <text:p text:style-name="P22">Take any, where available, if less than 3 (card + chip) in hand</text:p>
                </text:list-item>
                <text:list-item>
                  <text:p text:style-name="P22">If taken less than 3, top up with one for which least are available</text:p>
                  <text:list>
                    <text:list-item>
                      <text:p text:style-name="P22">Tie breaker: random</text:p>
                    </text:list-item>
                  </text:list>
                </text:list-item>
              </text:list>
            </text:list-item>
            <text:list-item>
              <text:p text:style-name="P22">If over 6 chips:</text:p>
              <text:list>
                <text:list-item>
                  <text:p text:style-name="P22">Take yellow chip</text:p>
                </text:list-item>
                <text:list-item>
                  <text:p text:style-name="P22">Plus 'best' card:</text:p>
                  <text:list>
                    <text:list-item>
                      <text:p text:style-name="P22">From any which player can afford once added yellow chip to hand:</text:p>
                      <text:list>
                        <text:list-item>
                          <text:p text:style-name="P22">same as best_card, above</text:p>
                        </text:list-item>
                      </text:list>
                    </text:list-item>
                    <text:list-item>
                      <text:p text:style-name="P22">If none available, pretend player as one more yellow chip and repeat</text:p>
                      <text:list>
                        <text:list-item>
                          <text:p text:style-name="P22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If now has over 10 chips:</text:p>
              <text:list>
                <text:list-item>
                  <text:p text:style-name="P22">Discard one for which player has most chips + cards</text:p>
                  <text:list>
                    <text:list-item>
                      <text:p text:style-name="P22">Tie breaker: random</text:p>
                    </text:list-item>
                  </text:list>
                </text:list-item>
                <text:list-item>
                  <text:p text:style-name="P22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08T19:02:50.849217716</dc:date>
    <meta:editing-duration>P1DT6H54M47S</meta:editing-duration>
    <meta:editing-cycles>115</meta:editing-cycles>
    <meta:generator>LibreOffice/5.1.4.2$Linux_X86_64 LibreOffice_project/10m0$Build-2</meta:generator>
    <meta:document-statistic meta:table-count="0" meta:image-count="0" meta:object-count="0" meta:page-count="3" meta:paragraph-count="81" meta:word-count="669" meta:character-count="3253" meta:non-whitespace-character-count="2740"/>
  </office:meta>
</office:document-meta>
</file>